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8" table:default-cell-style-name="ce2"/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2"/>
          <table:table-cell office:value-type="string" calcext:value-type="string">
            <text:p>Parity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2]*512+[.D2]*256+[.E2]*128+[.F2]*64+[.G2]*32+[.H2]*16+[.I2]*8+[.J2]*4+[.K2]*2+[.L2]" office:value-type="float" office:value="607" calcext:value-type="float">
            <text:p>607</text:p>
          </table:table-cell>
          <table:table-cell table:formula="of:=606+[.A2]" office:value-type="float" office:value="607" calcext:value-type="float">
            <text:p>607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Bremen’s Musicia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3]*512+[.D3]*256+[.E3]*128+[.F3]*64+[.G3]*32+[.H3]*16+[.I3]*8+[.J3]*4+[.K3]*2+[.L3]" office:value-type="float" office:value="608" calcext:value-type="float">
            <text:p>608</text:p>
          </table:table-cell>
          <table:table-cell table:formula="of:=606+[.A3]" office:value-type="float" office:value="608" calcext:value-type="float">
            <text:p>608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Fisherman and the Golden Fi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*512+[.D4]*256+[.E4]*128+[.F4]*64+[.G4]*32+[.H4]*16+[.I4]*8+[.J4]*4+[.K4]*2+[.L4]" office:value-type="float" office:value="609" calcext:value-type="float">
            <text:p>609</text:p>
          </table:table-cell>
          <table:table-cell table:formula="of:=606+[.A4]" office:value-type="float" office:value="609" calcext:value-type="float">
            <text:p>609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Clever Afan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*512+[.D5]*256+[.E5]*128+[.F5]*64+[.G5]*32+[.H5]*16+[.I5]*8+[.J5]*4+[.K5]*2+[.L5]" office:value-type="float" office:value="610" calcext:value-type="float">
            <text:p>610</text:p>
          </table:table-cell>
          <table:table-cell table:formula="of:=606+[.A5]" office:value-type="float" office:value="610" calcext:value-type="float">
            <text:p>610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Prince and the Wooden Hor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6]*512+[.D6]*256+[.E6]*128+[.F6]*64+[.G6]*32+[.H6]*16+[.I6]*8+[.J6]*4+[.K6]*2+[.L6]" office:value-type="float" office:value="611" calcext:value-type="float">
            <text:p>611</text:p>
          </table:table-cell>
          <table:table-cell table:formula="of:=606+[.A6]" office:value-type="float" office:value="611" calcext:value-type="float">
            <text:p>611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A Donkey Carrying Sal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*512+[.D7]*256+[.E7]*128+[.F7]*64+[.G7]*32+[.H7]*16+[.I7]*8+[.J7]*4+[.K7]*2+[.L7]" office:value-type="float" office:value="612" calcext:value-type="float">
            <text:p>612</text:p>
          </table:table-cell>
          <table:table-cell table:formula="of:=606+[.A7]" office:value-type="float" office:value="612" calcext:value-type="float">
            <text:p>612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umbel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512+[.D8]*256+[.E8]*128+[.F8]*64+[.G8]*32+[.H8]*16+[.I8]*8+[.J8]*4+[.K8]*2+[.L8]" office:value-type="float" office:value="613" calcext:value-type="float">
            <text:p>613</text:p>
          </table:table-cell>
          <table:table-cell table:formula="of:=606+[.A8]" office:value-type="float" office:value="613" calcext:value-type="float">
            <text:p>613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Adventures of Pinocch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*512+[.D9]*256+[.E9]*128+[.F9]*64+[.G9]*32+[.H9]*16+[.I9]*8+[.J9]*4+[.K9]*2+[.L9]" office:value-type="float" office:value="614" calcext:value-type="float">
            <text:p>614</text:p>
          </table:table-cell>
          <table:table-cell table:formula="of:=606+[.A9]" office:value-type="float" office:value="614" calcext:value-type="float">
            <text:p>614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Wonderful Adventures of Nil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]*512+[.D10]*256+[.E10]*128+[.F10]*64+[.G10]*32+[.H10]*16+[.I10]*8+[.J10]*4+[.K10]*2+[.L10]" office:value-type="float" office:value="615" calcext:value-type="float">
            <text:p>615</text:p>
          </table:table-cell>
          <table:table-cell table:formula="of:=606+[.A10]" office:value-type="float" office:value="615" calcext:value-type="float">
            <text:p>615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Little Red Riding Hoo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1]*512+[.D11]*256+[.E11]*128+[.F11]*64+[.G11]*32+[.H11]*16+[.I11]*8+[.J11]*4+[.K11]*2+[.L11]" office:value-type="float" office:value="616" calcext:value-type="float">
            <text:p>616</text:p>
          </table:table-cell>
          <table:table-cell table:formula="of:=606+[.A11]" office:value-type="float" office:value="616" calcext:value-type="float">
            <text:p>616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Snow Wh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*512+[.D12]*256+[.E12]*128+[.F12]*64+[.G12]*32+[.H12]*16+[.I12]*8+[.J12]*4+[.K12]*2+[.L12]" office:value-type="float" office:value="617" calcext:value-type="float">
            <text:p>617</text:p>
          </table:table-cell>
          <table:table-cell table:formula="of:=606+[.A12]" office:value-type="float" office:value="617" calcext:value-type="float">
            <text:p>617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Ugly Duckl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table:formula="of:=[.C13]*512+[.D13]*256+[.E13]*128+[.F13]*64+[.G13]*32+[.H13]*16+[.I13]*8+[.J13]*4+[.K13]*2+[.L13]" office:value-type="float" office:value="0" calcext:value-type="float">
            <text:p>0</text:p>
          </table:table-cell>
          <table:table-cell table:formula="of:=606+[.A13]" office:value-type="float" office:value="618" calcext:value-type="float">
            <text:p>618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Little Mermai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formula="of:=[.C14]*512+[.D14]*256+[.E14]*128+[.F14]*64+[.G14]*32+[.H14]*16+[.I14]*8+[.J14]*4+[.K14]*2+[.L14]" office:value-type="float" office:value="0" calcext:value-type="float">
            <text:p>0</text:p>
          </table:table-cell>
          <table:table-cell table:formula="of:=606+[.A14]" office:value-type="float" office:value="619" calcext:value-type="float">
            <text:p>619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Emperor’s New Cloth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*512+[.D15]*256+[.E15]*128+[.F15]*64+[.G15]*32+[.H15]*16+[.I15]*8+[.J15]*4+[.K15]*2+[.L15]" office:value-type="float" office:value="620" calcext:value-type="float">
            <text:p>620</text:p>
          </table:table-cell>
          <table:table-cell table:formula="of:=606+[.A15]" office:value-type="float" office:value="620" calcext:value-type="float">
            <text:p>620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Cinderel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  <table:table-cell table:formula="of:=[.C16]*512+[.D16]*256+[.E16]*128+[.F16]*64+[.G16]*32+[.H16]*16+[.I16]*8+[.J16]*4+[.K16]*2+[.L16]" office:value-type="float" office:value="0" calcext:value-type="float">
            <text:p>0</text:p>
          </table:table-cell>
          <table:table-cell table:formula="of:=606+[.A16]" office:value-type="float" office:value="621" calcext:value-type="float">
            <text:p>621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Little Match Gir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[.C17]*512+[.D17]*256+[.E17]*128+[.F17]*64+[.G17]*32+[.H17]*16+[.I17]*8+[.J17]*4+[.K17]*2+[.L17]" office:value-type="float" office:value="622" calcext:value-type="float">
            <text:p>622</text:p>
          </table:table-cell>
          <table:table-cell table:formula="of:=606+[.A17]" office:value-type="float" office:value="622" calcext:value-type="float">
            <text:p>622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Frog Prin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8]*512+[.D18]*256+[.E18]*128+[.F18]*64+[.G18]*32+[.H18]*16+[.I18]*8+[.J18]*4+[.K18]*2+[.L18]" office:value-type="float" office:value="623" calcext:value-type="float">
            <text:p>623</text:p>
          </table:table-cell>
          <table:table-cell table:formula="of:=606+[.A18]" office:value-type="float" office:value="623" calcext:value-type="float">
            <text:p>623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Sleeping Beau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]*512+[.D19]*256+[.E19]*128+[.F19]*64+[.G19]*32+[.H19]*16+[.I19]*8+[.J19]*4+[.K19]*2+[.L19]" office:value-type="float" office:value="624" calcext:value-type="float">
            <text:p>624</text:p>
          </table:table-cell>
          <table:table-cell table:formula="of:=606+[.A19]" office:value-type="float" office:value="624" calcext:value-type="float">
            <text:p>624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Three Little Pig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0]*512+[.D20]*256+[.E20]*128+[.F20]*64+[.G20]*32+[.H20]*16+[.I20]*8+[.J20]*4+[.K20]*2+[.L20]" office:value-type="float" office:value="625" calcext:value-type="float">
            <text:p>625</text:p>
          </table:table-cell>
          <table:table-cell table:formula="of:=606+[.A20]" office:value-type="float" office:value="625" calcext:value-type="float">
            <text:p>625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Enormous Turni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*512+[.D21]*256+[.E21]*128+[.F21]*64+[.G21]*32+[.H21]*16+[.I21]*8+[.J21]*4+[.K21]*2+[.L21]" office:value-type="float" office:value="626" calcext:value-type="float">
            <text:p>626</text:p>
          </table:table-cell>
          <table:table-cell table:formula="of:=606+[.A21]" office:value-type="float" office:value="626" calcext:value-type="float">
            <text:p>626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Little Bear Planting Corn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]*512+[.D22]*256+[.E22]*128+[.F22]*64+[.G22]*32+[.H22]*16+[.I22]*8+[.J22]*4+[.K22]*2+[.L22]" office:value-type="float" office:value="627" calcext:value-type="float">
            <text:p>627</text:p>
          </table:table-cell>
          <table:table-cell table:formula="of:=606+[.A22]" office:value-type="float" office:value="627" calcext:value-type="float">
            <text:p>627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Tortoise and the Har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*512+[.D23]*256+[.E23]*128+[.F23]*64+[.G23]*32+[.H23]*16+[.I23]*8+[.J23]*4+[.K23]*2+[.L23]" office:value-type="float" office:value="628" calcext:value-type="float">
            <text:p>628</text:p>
          </table:table-cell>
          <table:table-cell table:formula="of:=606+[.A23]" office:value-type="float" office:value="628" calcext:value-type="float">
            <text:p>628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Fisherman and the Devi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]*512+[.D24]*256+[.E24]*128+[.F24]*64+[.G24]*32+[.H24]*16+[.I24]*8+[.J24]*4+[.K24]*2+[.L24]" office:value-type="float" office:value="629" calcext:value-type="float">
            <text:p>629</text:p>
          </table:table-cell>
          <table:table-cell table:formula="of:=606+[.A24]" office:value-type="float" office:value="629" calcext:value-type="float">
            <text:p>629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Aladdin and His Magic Lam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table:formula="of:=[.C25]*512+[.D25]*256+[.E25]*128+[.F25]*64+[.G25]*32+[.H25]*16+[.I25]*8+[.J25]*4+[.K25]*2+[.L25]" office:value-type="float" office:value="0" calcext:value-type="float">
            <text:p>0</text:p>
          </table:table-cell>
          <table:table-cell table:formula="of:=606+[.A25]" office:value-type="float" office:value="630" calcext:value-type="float">
            <text:p>630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Wolf and the Seven Little Goat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26]*512+[.D26]*256+[.E26]*128+[.F26]*64+[.G26]*32+[.H26]*16+[.I26]*8+[.J26]*4+[.K26]*2+[.L26]" office:value-type="float" office:value="631" calcext:value-type="float">
            <text:p>631</text:p>
          </table:table-cell>
          <table:table-cell table:formula="of:=606+[.A26]" office:value-type="float" office:value="631" calcext:value-type="float">
            <text:p>631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Wild Swa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*512+[.D27]*256+[.E27]*128+[.F27]*64+[.G27]*32+[.H27]*16+[.I27]*8+[.J27]*4+[.K27]*2+[.L27]" office:value-type="float" office:value="632" calcext:value-type="float">
            <text:p>632</text:p>
          </table:table-cell>
          <table:table-cell table:formula="of:=606+[.A27]" office:value-type="float" office:value="632" calcext:value-type="float">
            <text:p>632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Jack and the Beanstal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]*512+[.D28]*256+[.E28]*128+[.F28]*64+[.G28]*32+[.H28]*16+[.I28]*8+[.J28]*4+[.K28]*2+[.L28]" office:value-type="float" office:value="633" calcext:value-type="float">
            <text:p>633</text:p>
          </table:table-cell>
          <table:table-cell table:formula="of:=606+[.A28]" office:value-type="float" office:value="633" calcext:value-type="float">
            <text:p>633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Beauty and the Bea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table:formula="of:=[.C29]*512+[.D29]*256+[.E29]*128+[.F29]*64+[.G29]*32+[.H29]*16+[.I29]*8+[.J29]*4+[.K29]*2+[.L29]" office:value-type="float" office:value="0" calcext:value-type="float">
            <text:p>0</text:p>
          </table:table-cell>
          <table:table-cell table:formula="of:=606+[.A29]" office:value-type="float" office:value="634" calcext:value-type="float">
            <text:p>634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Wizard of O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30]*512+[.D30]*256+[.E30]*128+[.F30]*64+[.G30]*32+[.H30]*16+[.I30]*8+[.J30]*4+[.K30]*2+[.L30]" office:value-type="float" office:value="635" calcext:value-type="float">
            <text:p>635</text:p>
          </table:table-cell>
          <table:table-cell table:formula="of:=606+[.A30]" office:value-type="float" office:value="635" calcext:value-type="float">
            <text:p>635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Ali Baba and the Forty Thiev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  <table:table-cell table:formula="of:=[.C31]*512+[.D31]*256+[.E31]*128+[.F31]*64+[.G31]*32+[.H31]*16+[.I31]*8+[.J31]*4+[.K31]*2+[.L31]" office:value-type="float" office:value="0" calcext:value-type="float">
            <text:p>0</text:p>
          </table:table-cell>
          <table:table-cell table:formula="of:=606+[.A31]" office:value-type="float" office:value="636" calcext:value-type="float">
            <text:p>636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Alice In Wonderla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*512+[.D32]*256+[.E32]*128+[.F32]*64+[.G32]*32+[.H32]*16+[.I32]*8+[.J32]*4+[.K32]*2+[.L32]" office:value-type="float" office:value="637" calcext:value-type="float">
            <text:p>637</text:p>
          </table:table-cell>
          <table:table-cell table:formula="of:=606+[.A32]" office:value-type="float" office:value="637" calcext:value-type="float">
            <text:p>637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Lotus Lanter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]*512+[.D33]*256+[.E33]*128+[.F33]*64+[.G33]*32+[.H33]*16+[.I33]*8+[.J33]*4+[.K33]*2+[.L33]" office:value-type="float" office:value="638" calcext:value-type="float">
            <text:p>638</text:p>
          </table:table-cell>
          <table:table-cell table:formula="of:=606+[.A33]" office:value-type="float" office:value="638" calcext:value-type="float">
            <text:p>638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Hua Mul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]*512+[.D34]*256+[.E34]*128+[.F34]*64+[.G34]*32+[.H34]*16+[.I34]*8+[.J34]*4+[.K34]*2+[.L34]" office:value-type="float" office:value="639" calcext:value-type="float">
            <text:p>639</text:p>
          </table:table-cell>
          <table:table-cell table:formula="of:=606+[.A34]" office:value-type="float" office:value="639" calcext:value-type="float">
            <text:p>639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Little Princ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C35]*512+[.D35]*256+[.E35]*128+[.F35]*64+[.G35]*32+[.H35]*16+[.I35]*8+[.J35]*4+[.K35]*2+[.L35]" office:value-type="float" office:value="640" calcext:value-type="float">
            <text:p>640</text:p>
          </table:table-cell>
          <table:table-cell table:formula="of:=606+[.A35]" office:value-type="float" office:value="640" calcext:value-type="float">
            <text:p>640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Rapunz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]*512+[.D36]*256+[.E36]*128+[.F36]*64+[.G36]*32+[.H36]*16+[.I36]*8+[.J36]*4+[.K36]*2+[.L36]" office:value-type="float" office:value="641" calcext:value-type="float">
            <text:p>641</text:p>
          </table:table-cell>
          <table:table-cell table:formula="of:=606+[.A36]" office:value-type="float" office:value="641" calcext:value-type="float">
            <text:p>641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Happy Princ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7]*512+[.D37]*256+[.E37]*128+[.F37]*64+[.G37]*32+[.H37]*16+[.I37]*8+[.J37]*4+[.K37]*2+[.L37]" office:value-type="float" office:value="642" calcext:value-type="float">
            <text:p>642</text:p>
          </table:table-cell>
          <table:table-cell table:formula="of:=606+[.A37]" office:value-type="float" office:value="642" calcext:value-type="float">
            <text:p>642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Snow Quee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]*512+[.D38]*256+[.E38]*128+[.F38]*64+[.G38]*32+[.H38]*16+[.I38]*8+[.J38]*4+[.K38]*2+[.L38]" office:value-type="float" office:value="643" calcext:value-type="float">
            <text:p>643</text:p>
          </table:table-cell>
          <table:table-cell table:formula="of:=606+[.A38]" office:value-type="float" office:value="643" calcext:value-type="float">
            <text:p>643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Monkey Catching the Mo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]*512+[.D39]*256+[.E39]*128+[.F39]*64+[.G39]*32+[.H39]*16+[.I39]*8+[.J39]*4+[.K39]*2+[.L39]" office:value-type="float" office:value="644" calcext:value-type="float">
            <text:p>644</text:p>
          </table:table-cell>
          <table:table-cell table:formula="of:=606+[.A39]" office:value-type="float" office:value="644" calcext:value-type="float">
            <text:p>644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adpoles Looking for Their Moth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]*512+[.D40]*256+[.E40]*128+[.F40]*64+[.G40]*32+[.H40]*16+[.I40]*8+[.J40]*4+[.K40]*2+[.L40]" office:value-type="float" office:value="645" calcext:value-type="float">
            <text:p>645</text:p>
          </table:table-cell>
          <table:table-cell table:formula="of:=606+[.A40]" office:value-type="float" office:value="645" calcext:value-type="float">
            <text:p>645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Little Pony Crossing the Riv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*512+[.D41]*256+[.E41]*128+[.F41]*64+[.G41]*32+[.H41]*16+[.I41]*8+[.J41]*4+[.K41]*2+[.L41]" office:value-type="float" office:value="646" calcext:value-type="float">
            <text:p>646</text:p>
          </table:table-cell>
          <table:table-cell table:formula="of:=606+[.A41]" office:value-type="float" office:value="646" calcext:value-type="float">
            <text:p>646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Little Kitty Goes Fishi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42]*512+[.D42]*256+[.E42]*128+[.F42]*64+[.G42]*32+[.H42]*16+[.I42]*8+[.J42]*4+[.K42]*2+[.L42]" office:value-type="float" office:value="647" calcext:value-type="float">
            <text:p>647</text:p>
          </table:table-cell>
          <table:table-cell table:formula="of:=606+[.A42]" office:value-type="float" office:value="647" calcext:value-type="float">
            <text:p>647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ree Monk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  <table:table-cell table:formula="of:=[.C43]*512+[.D43]*256+[.E43]*128+[.F43]*64+[.G43]*32+[.H43]*16+[.I43]*8+[.J43]*4+[.K43]*2+[.L43]" office:value-type="float" office:value="0" calcext:value-type="float">
            <text:p>0</text:p>
          </table:table-cell>
          <table:table-cell table:formula="of:=606+[.A43]" office:value-type="float" office:value="648" calcext:value-type="float">
            <text:p>648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Candy House Adventu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]*512+[.D44]*256+[.E44]*128+[.F44]*64+[.G44]*32+[.H44]*16+[.I44]*8+[.J44]*4+[.K44]*2+[.L44]" office:value-type="float" office:value="649" calcext:value-type="float">
            <text:p>649</text:p>
          </table:table-cell>
          <table:table-cell table:formula="of:=606+[.A44]" office:value-type="float" office:value="649" calcext:value-type="float">
            <text:p>649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Snow K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  <table:table-cell table:formula="of:=[.C45]*512+[.D45]*256+[.E45]*128+[.F45]*64+[.G45]*32+[.H45]*16+[.I45]*8+[.J45]*4+[.K45]*2+[.L45]" office:value-type="float" office:value="0" calcext:value-type="float">
            <text:p>0</text:p>
          </table:table-cell>
          <table:table-cell table:formula="of:=606+[.A45]" office:value-type="float" office:value="650" calcext:value-type="float">
            <text:p>650</text:p>
          </table:table-cell>
          <table:table-cell table:style-name="ce4" office:value-type="string" calcext:value-type="string">
            <text:p>Stories</text:p>
          </table:table-cell>
          <table:table-cell office:value-type="string" calcext:value-type="string">
            <text:p>The Farmer and His S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6]*512+[.D46]*256+[.E46]*128+[.F46]*64+[.G46]*32+[.H46]*16+[.I46]*8+[.J46]*4+[.K46]*2+[.L46]" office:value-type="float" office:value="651" calcext:value-type="float">
            <text:p>651</text:p>
          </table:table-cell>
          <table:table-cell table:formula="of:=606+[.A46]" office:value-type="float" office:value="651" calcext:value-type="float">
            <text:p>651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Fox and the Crow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7]*512+[.D47]*256+[.E47]*128+[.F47]*64+[.G47]*32+[.H47]*16+[.I47]*8+[.J47]*4+[.K47]*2+[.L47]" office:value-type="float" office:value="652" calcext:value-type="float">
            <text:p>652</text:p>
          </table:table-cell>
          <table:table-cell table:formula="of:=606+[.A47]" office:value-type="float" office:value="652" calcext:value-type="float">
            <text:p>652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Frogs Asking for a Ki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]*512+[.D48]*256+[.E48]*128+[.F48]*64+[.G48]*32+[.H48]*16+[.I48]*8+[.J48]*4+[.K48]*2+[.L48]" office:value-type="float" office:value="653" calcext:value-type="float">
            <text:p>653</text:p>
          </table:table-cell>
          <table:table-cell table:formula="of:=606+[.A48]" office:value-type="float" office:value="653" calcext:value-type="float">
            <text:p>653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Fox and the Goa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  <table:table-cell table:formula="of:=[.C49]*512+[.D49]*256+[.E49]*128+[.F49]*64+[.G49]*32+[.H49]*16+[.I49]*8+[.J49]*4+[.K49]*2+[.L49]" office:value-type="float" office:value="0" calcext:value-type="float">
            <text:p>0</text:p>
          </table:table-cell>
          <table:table-cell table:formula="of:=606+[.A49]" office:value-type="float" office:value="654" calcext:value-type="float">
            <text:p>654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Father and His Son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]*512+[.D50]*256+[.E50]*128+[.F50]*64+[.G50]*32+[.H50]*16+[.I50]*8+[.J50]*4+[.K50]*2+[.L50]" office:value-type="float" office:value="655" calcext:value-type="float">
            <text:p>655</text:p>
          </table:table-cell>
          <table:table-cell table:formula="of:=606+[.A50]" office:value-type="float" office:value="655" calcext:value-type="float">
            <text:p>655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Tortoise and the Eag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1]*512+[.D51]*256+[.E51]*128+[.F51]*64+[.G51]*32+[.H51]*16+[.I51]*8+[.J51]*4+[.K51]*2+[.L51]" office:value-type="float" office:value="656" calcext:value-type="float">
            <text:p>656</text:p>
          </table:table-cell>
          <table:table-cell table:formula="of:=606+[.A51]" office:value-type="float" office:value="656" calcext:value-type="float">
            <text:p>656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Lion and the Mou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  <table:table-cell table:formula="of:=[.C52]*512+[.D52]*256+[.E52]*128+[.F52]*64+[.G52]*32+[.H52]*16+[.I52]*8+[.J52]*4+[.K52]*2+[.L52]" office:value-type="float" office:value="0" calcext:value-type="float">
            <text:p>0</text:p>
          </table:table-cell>
          <table:table-cell table:formula="of:=606+[.A52]" office:value-type="float" office:value="657" calcext:value-type="float">
            <text:p>657</text:p>
          </table:table-cell>
          <table:table-cell table:style-name="ce4" office:value-type="string" calcext:value-type="string">
            <text:p>Aesop’s Fables</text:p>
          </table:table-cell>
          <table:table-cell office:value-type="string" calcext:value-type="string">
            <text:p>The Town Mouse and the Country Mou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3]*512+[.D53]*256+[.E53]*128+[.F53]*64+[.G53]*32+[.H53]*16+[.I53]*8+[.J53]*4+[.K53]*2+[.L53]" office:value-type="float" office:value="658" calcext:value-type="float">
            <text:p>658</text:p>
          </table:table-cell>
          <table:table-cell table:formula="of:=606+[.A53]" office:value-type="float" office:value="658" calcext:value-type="float">
            <text:p>658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Are You Sleepi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  <table:table-cell table:formula="of:=[.C54]*512+[.D54]*256+[.E54]*128+[.F54]*64+[.G54]*32+[.H54]*16+[.I54]*8+[.J54]*4+[.K54]*2+[.L54]" office:value-type="float" office:value="0" calcext:value-type="float">
            <text:p>0</text:p>
          </table:table-cell>
          <table:table-cell table:formula="of:=606+[.A54]" office:value-type="float" office:value="659" calcext:value-type="float">
            <text:p>659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Bing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5]*512+[.D55]*256+[.E55]*128+[.F55]*64+[.G55]*32+[.H55]*16+[.I55]*8+[.J55]*4+[.K55]*2+[.L55]" office:value-type="float" office:value="660" calcext:value-type="float">
            <text:p>660</text:p>
          </table:table-cell>
          <table:table-cell table:formula="of:=606+[.A55]" office:value-type="float" office:value="660" calcext:value-type="float">
            <text:p>660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Merry Christma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  <table:table-cell table:formula="of:=[.C56]*512+[.D56]*256+[.E56]*128+[.F56]*64+[.G56]*32+[.H56]*16+[.I56]*8+[.J56]*4+[.K56]*2+[.L56]" office:value-type="float" office:value="0" calcext:value-type="float">
            <text:p>0</text:p>
          </table:table-cell>
          <table:table-cell table:formula="of:=606+[.A56]" office:value-type="float" office:value="661" calcext:value-type="float">
            <text:p>661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Clap Your Hand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]*512+[.D57]*256+[.E57]*128+[.F57]*64+[.G57]*32+[.H57]*16+[.I57]*8+[.J57]*4+[.K57]*2+[.L57]" office:value-type="float" office:value="662" calcext:value-type="float">
            <text:p>662</text:p>
          </table:table-cell>
          <table:table-cell table:formula="of:=606+[.A57]" office:value-type="float" office:value="662" calcext:value-type="float">
            <text:p>662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Mary Had a Little Lam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]*512+[.D58]*256+[.E58]*128+[.F58]*64+[.G58]*32+[.H58]*16+[.I58]*8+[.J58]*4+[.K58]*2+[.L58]" office:value-type="float" office:value="663" calcext:value-type="float">
            <text:p>663</text:p>
          </table:table-cell>
          <table:table-cell table:formula="of:=606+[.A58]" office:value-type="float" office:value="663" calcext:value-type="float">
            <text:p>663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Colors So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59]*512+[.D59]*256+[.E59]*128+[.F59]*64+[.G59]*32+[.H59]*16+[.I59]*8+[.J59]*4+[.K59]*2+[.L59]" office:value-type="float" office:value="664" calcext:value-type="float">
            <text:p>664</text:p>
          </table:table-cell>
          <table:table-cell table:formula="of:=606+[.A59]" office:value-type="float" office:value="664" calcext:value-type="float">
            <text:p>664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Happy Birthda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  <table:table-cell table:formula="of:=[.C60]*512+[.D60]*256+[.E60]*128+[.F60]*64+[.G60]*32+[.H60]*16+[.I60]*8+[.J60]*4+[.K60]*2+[.L60]" office:value-type="float" office:value="0" calcext:value-type="float">
            <text:p>0</text:p>
          </table:table-cell>
          <table:table-cell table:formula="of:=606+[.A60]" office:value-type="float" office:value="665" calcext:value-type="float">
            <text:p>665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If You Are Happ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  <table:table-cell table:formula="of:=[.C61]*512+[.D61]*256+[.E61]*128+[.F61]*64+[.G61]*32+[.H61]*16+[.I61]*8+[.J61]*4+[.K61]*2+[.L61]" office:value-type="float" office:value="0" calcext:value-type="float">
            <text:p>0</text:p>
          </table:table-cell>
          <table:table-cell table:formula="of:=606+[.A61]" office:value-type="float" office:value="666" calcext:value-type="float">
            <text:p>666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Head and Should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]*512+[.D62]*256+[.E62]*128+[.F62]*64+[.G62]*32+[.H62]*16+[.I62]*8+[.J62]*4+[.K62]*2+[.L62]" office:value-type="float" office:value="667" calcext:value-type="float">
            <text:p>667</text:p>
          </table:table-cell>
          <table:table-cell table:formula="of:=606+[.A62]" office:value-type="float" office:value="667" calcext:value-type="float">
            <text:p>667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Music Roo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*512+[.D63]*256+[.E63]*128+[.F63]*64+[.G63]*32+[.H63]*16+[.I63]*8+[.J63]*4+[.K63]*2+[.L63]" office:value-type="float" office:value="668" calcext:value-type="float">
            <text:p>668</text:p>
          </table:table-cell>
          <table:table-cell table:formula="of:=606+[.A63]" office:value-type="float" office:value="668" calcext:value-type="float">
            <text:p>668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Little Goldfis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]*512+[.D64]*256+[.E64]*128+[.F64]*64+[.G64]*32+[.H64]*16+[.I64]*8+[.J64]*4+[.K64]*2+[.L64]" office:value-type="float" office:value="669" calcext:value-type="float">
            <text:p>669</text:p>
          </table:table-cell>
          <table:table-cell table:formula="of:=606+[.A64]" office:value-type="float" office:value="669" calcext:value-type="float">
            <text:p>669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Let Us Sing Togeth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*512+[.D65]*256+[.E65]*128+[.F65]*64+[.G65]*32+[.H65]*16+[.I65]*8+[.J65]*4+[.K65]*2+[.L65]" office:value-type="float" office:value="670" calcext:value-type="float">
            <text:p>670</text:p>
          </table:table-cell>
          <table:table-cell table:formula="of:=606+[.A65]" office:value-type="float" office:value="670" calcext:value-type="float">
            <text:p>670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I Love Little Puss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66]*512+[.D66]*256+[.E66]*128+[.F66]*64+[.G66]*32+[.H66]*16+[.I66]*8+[.J66]*4+[.K66]*2+[.L66]" office:value-type="float" office:value="671" calcext:value-type="float">
            <text:p>671</text:p>
          </table:table-cell>
          <table:table-cell table:formula="of:=606+[.A66]" office:value-type="float" office:value="671" calcext:value-type="float">
            <text:p>671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Jingle Bell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  <table:table-cell table:formula="of:=[.C67]*512+[.D67]*256+[.E67]*128+[.F67]*64+[.G67]*32+[.H67]*16+[.I67]*8+[.J67]*4+[.K67]*2+[.L67]" office:value-type="float" office:value="0" calcext:value-type="float">
            <text:p>0</text:p>
          </table:table-cell>
          <table:table-cell table:formula="of:=606+[.A67]" office:value-type="float" office:value="672" calcext:value-type="float">
            <text:p>672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Little Green Fro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]*512+[.D68]*256+[.E68]*128+[.F68]*64+[.G68]*32+[.H68]*16+[.I68]*8+[.J68]*4+[.K68]*2+[.L68]" office:value-type="float" office:value="673" calcext:value-type="float">
            <text:p>673</text:p>
          </table:table-cell>
          <table:table-cell table:formula="of:=606+[.A68]" office:value-type="float" office:value="673" calcext:value-type="float">
            <text:p>673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Little Peter Rabbi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*512+[.D69]*256+[.E69]*128+[.F69]*64+[.G69]*32+[.H69]*16+[.I69]*8+[.J69]*4+[.K69]*2+[.L69]" office:value-type="float" office:value="674" calcext:value-type="float">
            <text:p>674</text:p>
          </table:table-cell>
          <table:table-cell table:formula="of:=606+[.A69]" office:value-type="float" office:value="674" calcext:value-type="float">
            <text:p>674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How is the Weath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  <table:table-cell table:formula="of:=[.C70]*512+[.D70]*256+[.E70]*128+[.F70]*64+[.G70]*32+[.H70]*16+[.I70]*8+[.J70]*4+[.K70]*2+[.L70]" office:value-type="float" office:value="0" calcext:value-type="float">
            <text:p>0</text:p>
          </table:table-cell>
          <table:table-cell table:formula="of:=606+[.A70]" office:value-type="float" office:value="675" calcext:value-type="float">
            <text:p>675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Days of the Mon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  <table:table-cell table:formula="of:=[.C71]*512+[.D71]*256+[.E71]*128+[.F71]*64+[.G71]*32+[.H71]*16+[.I71]*8+[.J71]*4+[.K71]*2+[.L71]" office:value-type="float" office:value="0" calcext:value-type="float">
            <text:p>0</text:p>
          </table:table-cell>
          <table:table-cell table:formula="of:=606+[.A71]" office:value-type="float" office:value="676" calcext:value-type="float">
            <text:p>676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Ali Baba’s Fa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  <table:table-cell table:formula="of:=[.C72]*512+[.D72]*256+[.E72]*128+[.F72]*64+[.G72]*32+[.H72]*16+[.I72]*8+[.J72]*4+[.K72]*2+[.L72]" office:value-type="float" office:value="0" calcext:value-type="float">
            <text:p>0</text:p>
          </table:table-cell>
          <table:table-cell table:formula="of:=606+[.A72]" office:value-type="float" office:value="677" calcext:value-type="float">
            <text:p>677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Hokey Poke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  <table:table-cell table:formula="of:=[.C73]*512+[.D73]*256+[.E73]*128+[.F73]*64+[.G73]*32+[.H73]*16+[.I73]*8+[.J73]*4+[.K73]*2+[.L73]" office:value-type="float" office:value="0" calcext:value-type="float">
            <text:p>0</text:p>
          </table:table-cell>
          <table:table-cell table:formula="of:=606+[.A73]" office:value-type="float" office:value="678" calcext:value-type="float">
            <text:p>678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Banj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]*512+[.D74]*256+[.E74]*128+[.F74]*64+[.G74]*32+[.H74]*16+[.I74]*8+[.J74]*4+[.K74]*2+[.L74]" office:value-type="float" office:value="679" calcext:value-type="float">
            <text:p>679</text:p>
          </table:table-cell>
          <table:table-cell table:formula="of:=606+[.A74]" office:value-type="float" office:value="679" calcext:value-type="float">
            <text:p>679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London Bridg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75]*512+[.D75]*256+[.E75]*128+[.F75]*64+[.G75]*32+[.H75]*16+[.I75]*8+[.J75]*4+[.K75]*2+[.L75]" office:value-type="float" office:value="680" calcext:value-type="float">
            <text:p>680</text:p>
          </table:table-cell>
          <table:table-cell table:formula="of:=606+[.A75]" office:value-type="float" office:value="680" calcext:value-type="float">
            <text:p>680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Simple Sim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  <table:table-cell table:formula="of:=[.C76]*512+[.D76]*256+[.E76]*128+[.F76]*64+[.G76]*32+[.H76]*16+[.I76]*8+[.J76]*4+[.K76]*2+[.L76]" office:value-type="float" office:value="0" calcext:value-type="float">
            <text:p>0</text:p>
          </table:table-cell>
          <table:table-cell table:formula="of:=606+[.A76]" office:value-type="float" office:value="681" calcext:value-type="float">
            <text:p>681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Twinkle, Twinkle Little Sta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7]*512+[.D77]*256+[.E77]*128+[.F77]*64+[.G77]*32+[.H77]*16+[.I77]*8+[.J77]*4+[.K77]*2+[.L77]" office:value-type="float" office:value="682" calcext:value-type="float">
            <text:p>682</text:p>
          </table:table-cell>
          <table:table-cell table:formula="of:=606+[.A77]" office:value-type="float" office:value="682" calcext:value-type="float">
            <text:p>682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I am a Music Ma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  <table:table-cell table:formula="of:=[.C78]*512+[.D78]*256+[.E78]*128+[.F78]*64+[.G78]*32+[.H78]*16+[.I78]*8+[.J78]*4+[.K78]*2+[.L78]" office:value-type="float" office:value="0" calcext:value-type="float">
            <text:p>0</text:p>
          </table:table-cell>
          <table:table-cell table:formula="of:=606+[.A78]" office:value-type="float" office:value="683" calcext:value-type="float">
            <text:p>683</text:p>
          </table:table-cell>
          <table:table-cell table:style-name="ce4" office:value-type="string" calcext:value-type="string">
            <text:p>Songs</text:p>
          </table:table-cell>
          <table:table-cell office:value-type="string" calcext:value-type="string">
            <text:p>Everybody Jump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*512+[.D79]*256+[.E79]*128+[.F79]*64+[.G79]*32+[.H79]*16+[.I79]*8+[.J79]*4+[.K79]*2+[.L79]" office:value-type="float" office:value="684" calcext:value-type="float">
            <text:p>684</text:p>
          </table:table-cell>
          <table:table-cell table:formula="of:=606+[.A79]" office:value-type="float" office:value="684" calcext:value-type="float">
            <text:p>684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Spanish Bullfight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0]*512+[.D80]*256+[.E80]*128+[.F80]*64+[.G80]*32+[.H80]*16+[.I80]*8+[.J80]*4+[.K80]*2+[.L80]" office:value-type="float" office:value="685" calcext:value-type="float">
            <text:p>685</text:p>
          </table:table-cell>
          <table:table-cell table:formula="of:=606+[.A80]" office:value-type="float" office:value="685" calcext:value-type="float">
            <text:p>685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The Blue Danub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*512+[.D81]*256+[.E81]*128+[.F81]*64+[.G81]*32+[.H81]*16+[.I81]*8+[.J81]*4+[.K81]*2+[.L81]" office:value-type="float" office:value="686" calcext:value-type="float">
            <text:p>686</text:p>
          </table:table-cell>
          <table:table-cell table:formula="of:=606+[.A81]" office:value-type="float" office:value="686" calcext:value-type="float">
            <text:p>686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Moonlight Sonat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  <table:table-cell table:formula="of:=[.C82]*512+[.D82]*256+[.E82]*128+[.F82]*64+[.G82]*32+[.H82]*16+[.I82]*8+[.J82]*4+[.K82]*2+[.L82]" office:value-type="float" office:value="0" calcext:value-type="float">
            <text:p>0</text:p>
          </table:table-cell>
          <table:table-cell table:formula="of:=606+[.A82]" office:value-type="float" office:value="687" calcext:value-type="float">
            <text:p>687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Serenade by Schuber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  <table:table-cell table:formula="of:=[.C83]*512+[.D83]*256+[.E83]*128+[.F83]*64+[.G83]*32+[.H83]*16+[.I83]*8+[.J83]*4+[.K83]*2+[.L83]" office:value-type="float" office:value="0" calcext:value-type="float">
            <text:p>0</text:p>
          </table:table-cell>
          <table:table-cell table:formula="of:=606+[.A83]" office:value-type="float" office:value="688" calcext:value-type="float">
            <text:p>688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Turkish Mar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  <table:table-cell table:formula="of:=[.C84]*512+[.D84]*256+[.E84]*128+[.F84]*64+[.G84]*32+[.H84]*16+[.I84]*8+[.J84]*4+[.K84]*2+[.L84]" office:value-type="float" office:value="0" calcext:value-type="float">
            <text:p>0</text:p>
          </table:table-cell>
          <table:table-cell table:formula="of:=606+[.A84]" office:value-type="float" office:value="689" calcext:value-type="float">
            <text:p>689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Lullab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*512+[.D85]*256+[.E85]*128+[.F85]*64+[.G85]*32+[.H85]*16+[.I85]*8+[.J85]*4+[.K85]*2+[.L85]" office:value-type="float" office:value="690" calcext:value-type="float">
            <text:p>690</text:p>
          </table:table-cell>
          <table:table-cell table:formula="of:=606+[.A85]" office:value-type="float" office:value="690" calcext:value-type="float">
            <text:p>690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A Night at the Moscow Subur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]*512+[.D86]*256+[.E86]*128+[.F86]*64+[.G86]*32+[.H86]*16+[.I86]*8+[.J86]*4+[.K86]*2+[.L86]" office:value-type="float" office:value="691" calcext:value-type="float">
            <text:p>691</text:p>
          </table:table-cell>
          <table:table-cell table:formula="of:=606+[.A86]" office:value-type="float" office:value="691" calcext:value-type="float">
            <text:p>691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Going Hom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*512+[.D87]*256+[.E87]*128+[.F87]*64+[.G87]*32+[.H87]*16+[.I87]*8+[.J87]*4+[.K87]*2+[.L87]" office:value-type="float" office:value="692" calcext:value-type="float">
            <text:p>692</text:p>
          </table:table-cell>
          <table:table-cell table:formula="of:=606+[.A87]" office:value-type="float" office:value="692" calcext:value-type="float">
            <text:p>692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Serenade in E Maj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8]*512+[.D88]*256+[.E88]*128+[.F88]*64+[.G88]*32+[.H88]*16+[.I88]*8+[.J88]*4+[.K88]*2+[.L88]" office:value-type="float" office:value="693" calcext:value-type="float">
            <text:p>693</text:p>
          </table:table-cell>
          <table:table-cell table:formula="of:=606+[.A88]" office:value-type="float" office:value="693" calcext:value-type="float">
            <text:p>693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Seine Riv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*512+[.D89]*256+[.E89]*128+[.F89]*64+[.G89]*32+[.H89]*16+[.I89]*8+[.J89]*4+[.K89]*2+[.L89]" office:value-type="float" office:value="694" calcext:value-type="float">
            <text:p>694</text:p>
          </table:table-cell>
          <table:table-cell table:formula="of:=606+[.A89]" office:value-type="float" office:value="694" calcext:value-type="float">
            <text:p>694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Dance of the Four Swan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90]*512+[.D90]*256+[.E90]*128+[.F90]*64+[.G90]*32+[.H90]*16+[.I90]*8+[.J90]*4+[.K90]*2+[.L90]" office:value-type="float" office:value="695" calcext:value-type="float">
            <text:p>695</text:p>
          </table:table-cell>
          <table:table-cell table:formula="of:=606+[.A90]" office:value-type="float" office:value="695" calcext:value-type="float">
            <text:p>695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French Suit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*512+[.D91]*256+[.E91]*128+[.F91]*64+[.G91]*32+[.H91]*16+[.I91]*8+[.J91]*4+[.K91]*2+[.L91]" office:value-type="float" office:value="696" calcext:value-type="float">
            <text:p>696</text:p>
          </table:table-cell>
          <table:table-cell table:formula="of:=606+[.A91]" office:value-type="float" office:value="696" calcext:value-type="float">
            <text:p>696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Fur Eli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]*512+[.D92]*256+[.E92]*128+[.F92]*64+[.G92]*32+[.H92]*16+[.I92]*8+[.J92]*4+[.K92]*2+[.L92]" office:value-type="float" office:value="697" calcext:value-type="float">
            <text:p>697</text:p>
          </table:table-cell>
          <table:table-cell table:formula="of:=606+[.A92]" office:value-type="float" office:value="697" calcext:value-type="float">
            <text:p>697</text:p>
          </table:table-cell>
          <table:table-cell table:style-name="ce4" office:value-type="string" calcext:value-type="string">
            <text:p>Classical Music</text:p>
          </table:table-cell>
          <table:table-cell office:value-type="string" calcext:value-type="string">
            <text:p>Swan Lak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*512+[.D93]*256+[.E93]*128+[.F93]*64+[.G93]*32+[.H93]*16+[.I93]*8+[.J93]*4+[.K93]*2+[.L93]" office:value-type="float" office:value="698" calcext:value-type="float">
            <text:p>698</text:p>
          </table:table-cell>
          <table:table-cell table:formula="of:=606+[.A93]" office:value-type="float" office:value="698" calcext:value-type="float">
            <text:p>698</text:p>
          </table:table-cell>
          <table:table-cell table:style-name="ce4" office:value-type="string" calcext:value-type="string">
            <text:p>Data Card</text:p>
          </table:table-cell>
          <table:table-cell office:value-type="string" calcext:value-type="string">
            <text:p>Collection of Song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  <table:table-cell table:formula="of:=[.C94]*512+[.D94]*256+[.E94]*128+[.F94]*64+[.G94]*32+[.H94]*16+[.I94]*8+[.J94]*4+[.K94]*2+[.L94]" office:value-type="float" office:value="0" calcext:value-type="float">
            <text:p>0</text:p>
          </table:table-cell>
          <table:table-cell table:formula="of:=606+[.A94]"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*512+[.D95]*256+[.E95]*128+[.F95]*64+[.G95]*32+[.H95]*16+[.I95]*8+[.J95]*4+[.K95]*2+[.L95]" office:value-type="float" office:value="1018" calcext:value-type="float">
            <text:p>1018</text:p>
          </table:table-cell>
          <table:table-cell table:formula="of:=1112-[.A95]" office:value-type="float" office:value="1018" calcext:value-type="float">
            <text:p>1018</text:p>
          </table:table-cell>
          <table:table-cell table:style-name="ce4" office:value-type="string" calcext:value-type="string">
            <text:p>DIY 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6]*512+[.D96]*256+[.E96]*128+[.F96]*64+[.G96]*32+[.H96]*16+[.I96]*8+[.J96]*4+[.K96]*2+[.L96]" office:value-type="float" office:value="1017" calcext:value-type="float">
            <text:p>1017</text:p>
          </table:table-cell>
          <table:table-cell table:formula="of:=1112-[.A96]" office:value-type="float" office:value="1017" calcext:value-type="float">
            <text:p>1017</text:p>
          </table:table-cell>
          <table:table-cell table:style-name="ce4" office:value-type="string" calcext:value-type="string">
            <text:p>DIY 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]*512+[.D97]*256+[.E97]*128+[.F97]*64+[.G97]*32+[.H97]*16+[.I97]*8+[.J97]*4+[.K97]*2+[.L97]" office:value-type="float" office:value="1016" calcext:value-type="float">
            <text:p>1016</text:p>
          </table:table-cell>
          <table:table-cell table:formula="of:=1112-[.A97]" office:value-type="float" office:value="1016" calcext:value-type="float">
            <text:p>1016</text:p>
          </table:table-cell>
          <table:table-cell table:style-name="ce4" office:value-type="string" calcext:value-type="string">
            <text:p>DIY 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  <table:table-cell table:formula="of:=[.C98]*512+[.D98]*256+[.E98]*128+[.F98]*64+[.G98]*32+[.H98]*16+[.I98]*8+[.J98]*4+[.K98]*2+[.L98]" office:value-type="float" office:value="0" calcext:value-type="float">
            <text:p>0</text:p>
          </table:table-cell>
          <table:table-cell table:formula="of:=1112-[.A98]"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  <table:table-cell table:formula="of:=[.C99]*512+[.D99]*256+[.E99]*128+[.F99]*64+[.G99]*32+[.H99]*16+[.I99]*8+[.J99]*4+[.K99]*2+[.L99]" office:value-type="float" office:value="0" calcext:value-type="float">
            <text:p>0</text:p>
          </table:table-cell>
          <table:table-cell table:formula="of:=1112-[.A99]"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  <table:table-cell table:formula="of:=[.C100]*512+[.D100]*256+[.E100]*128+[.F100]*64+[.G100]*32+[.H100]*16+[.I100]*8+[.J100]*4+[.K100]*2+[.L100]" office:value-type="float" office:value="0" calcext:value-type="float">
            <text:p>0</text:p>
          </table:table-cell>
          <table:table-cell table:formula="of:=1112-[.A100]"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  <table:table-cell table:formula="of:=[.C101]*512+[.D101]*256+[.E101]*128+[.F101]*64+[.G101]*32+[.H101]*16+[.I101]*8+[.J101]*4+[.K101]*2+[.L101]" office:value-type="float" office:value="0" calcext:value-type="float">
            <text:p>0</text:p>
          </table:table-cell>
          <table:table-cell table:formula="of:=1112-[.A101]"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/>
          <table:table-cell table:formula="of:=SUM([.B2:.B101])" office:value-type="float" office:value="70" calcext:value-type="float">
            <text:p>70</text:p>
          </table:table-cell>
          <table:table-cell table:formula="of:=SUM([.C2:.C101])" office:value-type="float" office:value="71" calcext:value-type="float">
            <text:p>71</text:p>
          </table:table-cell>
          <table:table-cell table:formula="of:=SUM([.D2:.D101])" office:value-type="float" office:value="3" calcext:value-type="float">
            <text:p>3</text:p>
          </table:table-cell>
          <table:table-cell table:formula="of:=SUM([.E2:.E101])" office:value-type="float" office:value="44" calcext:value-type="float">
            <text:p>44</text:p>
          </table:table-cell>
          <table:table-cell table:formula="of:=SUM([.F2:.F101])" office:value-type="float" office:value="30" calcext:value-type="float">
            <text:p>30</text:p>
          </table:table-cell>
          <table:table-cell table:formula="of:=SUM([.G2:.G101])" office:value-type="float" office:value="46" calcext:value-type="float">
            <text:p>46</text:p>
          </table:table-cell>
          <table:table-cell table:formula="of:=SUM([.H2:.H101])" office:value-type="float" office:value="37" calcext:value-type="float">
            <text:p>37</text:p>
          </table:table-cell>
          <table:table-cell table:formula="of:=SUM([.I2:.I101])" office:value-type="float" office:value="34" calcext:value-type="float">
            <text:p>34</text:p>
          </table:table-cell>
          <table:table-cell table:formula="of:=SUM([.J2:.J101])" office:value-type="float" office:value="36" calcext:value-type="float">
            <text:p>36</text:p>
          </table:table-cell>
          <table:table-cell table:formula="of:=SUM([.K2:.K101])" office:value-type="float" office:value="35" calcext:value-type="float">
            <text:p>35</text:p>
          </table:table-cell>
          <table:table-cell table:formula="of:=SUM([.L2:.L101])" office:value-type="float" office:value="35" calcext:value-type="float">
            <text:p>35</text:p>
          </table:table-cell>
          <table:table-cell table:formula="of:=SUM([.M2:.M101])" office:value-type="float" office:value="32" calcext:value-type="float">
            <text:p>32</text:p>
          </table:table-cell>
          <table:table-cell table:number-columns-repeated="4"/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0:53:38.253125282</meta:creation-date>
    <dc:date>2025-03-22T20:51:42.893419272</dc:date>
    <meta:editing-duration>PT3H7M25S</meta:editing-duration>
    <meta:editing-cycles>13</meta:editing-cycles>
    <meta:generator>LibreOffice/7.3.7.2$Linux_X86_64 LibreOffice_project/30$Build-2</meta:generator>
    <meta:document-statistic meta:table-count="1" meta:cell-count="1350" meta:object-count="0"/>
  </office:meta>
</office:document-meta>
</file>